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249cm" fo:margin-left="-0.199cm" fo:margin-top="0cm" fo:margin-bottom="0cm" table:align="left" style:writing-mode="lr-tb"/>
    </style:style>
    <style:style style:name="Tabelle1.A" style:family="table-column">
      <style:table-column-properties style:column-width="4.189cm"/>
    </style:style>
    <style:style style:name="Tabelle1.B" style:family="table-column">
      <style:table-column-properties style:column-width="12.06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9cm" fo:padding-right="0.191cm" fo:padding-top="0cm" fo:padding-bottom="0cm" fo:border="0.5pt solid #00000a"/>
    </style:style>
    <style:style style:name="Tabelle2" style:family="table">
      <style:table-properties style:width="16.249cm" fo:margin-left="-0.199cm" fo:margin-top="0cm" fo:margin-bottom="0cm" table:align="left" style:writing-mode="lr-tb"/>
    </style:style>
    <style:style style:name="Tabelle2.A" style:family="table-column">
      <style:table-column-properties style:column-width="4.189cm"/>
    </style:style>
    <style:style style:name="Tabelle2.B" style:family="table-column">
      <style:table-column-properties style:column-width="12.06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9cm" fo:padding-right="0.191cm" fo:padding-top="0cm" fo:padding-bottom="0cm" fo:border="0.5pt solid #00000a"/>
    </style:style>
    <style:style style:name="Tabelle4" style:family="table">
      <style:table-properties style:width="16.249cm" fo:margin-left="-0.199cm" fo:margin-top="0cm" fo:margin-bottom="0cm" table:align="left" style:writing-mode="lr-tb"/>
    </style:style>
    <style:style style:name="Tabelle4.A" style:family="table-column">
      <style:table-column-properties style:column-width="4.189cm"/>
    </style:style>
    <style:style style:name="Tabelle4.B" style:family="table-column">
      <style:table-column-properties style:column-width="12.06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Tabelle5" style:family="table">
      <style:table-properties style:width="16.249cm" fo:margin-left="-0.199cm" fo:margin-top="0cm" fo:margin-bottom="0cm" table:align="left" style:writing-mode="lr-tb"/>
    </style:style>
    <style:style style:name="Tabelle5.A" style:family="table-column">
      <style:table-column-properties style:column-width="4.189cm"/>
    </style:style>
    <style:style style:name="Tabelle5.B" style:family="table-column">
      <style:table-column-properties style:column-width="12.06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9cm" fo:padding-right="0.191cm" fo:padding-top="0cm" fo:padding-bottom="0cm" fo:border="0.5pt solid #00000a"/>
    </style:style>
    <style:style style:name="Tabelle3" style:family="table">
      <style:table-properties style:width="16.249cm" fo:margin-left="-0.199cm" fo:margin-top="0cm" fo:margin-bottom="0cm" table:align="left" style:writing-mode="lr-tb"/>
    </style:style>
    <style:style style:name="Tabelle3.A" style:family="table-column">
      <style:table-column-properties style:column-width="4.189cm"/>
    </style:style>
    <style:style style:name="Tabelle3.B" style:family="table-column">
      <style:table-column-properties style:column-width="12.06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9cm" fo:padding-right="0.191cm" fo:padding-top="0cm" fo:padding-bottom="0cm" fo:border="0.5pt solid #00000a"/>
    </style:style>
    <style:style style:name="Tabelle6" style:family="table">
      <style:table-properties style:width="16.249cm" fo:margin-left="-0.199cm" fo:margin-top="0cm" fo:margin-bottom="0cm" table:align="left" style:writing-mode="lr-tb"/>
    </style:style>
    <style:style style:name="Tabelle6.A" style:family="table-column">
      <style:table-column-properties style:column-width="4.189cm"/>
    </style:style>
    <style:style style:name="Tabelle6.B" style:family="table-column">
      <style:table-column-properties style:column-width="12.06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paragraph-rsid="001e28f6"/>
    </style:style>
    <style:style style:name="P3" style:family="paragraph" style:parent-style-name="Standard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de" fo:country="DE" fo:font-weight="bold" officeooo:paragraph-rsid="001e28f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de" fo:country="DE" fo:font-weight="bold" officeooo:paragraph-rsid="002196e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de" fo:country="DE" fo:font-weight="bold" officeooo:paragraph-rsid="0032cce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de" fo:country="DE" fo:font-weight="bold" officeooo:paragraph-rsid="0035452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language="de" fo:country="DE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language="de" fo:country="DE" officeooo:paragraph-rsid="001e28f6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language="de" fo:country="DE" officeooo:paragraph-rsid="002196e8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language="de" fo:country="DE" officeooo:paragraph-rsid="0032cce3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language="de" fo:country="DE" officeooo:rsid="00170f0f" officeooo:paragraph-rsid="00170f0f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language="de" fo:country="DE" officeooo:rsid="001e28f6" officeooo:paragraph-rsid="001e28f6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language="de" fo:country="DE" officeooo:rsid="002104e6" officeooo:paragraph-rsid="002104e6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language="de" fo:country="DE" officeooo:rsid="002196e8" officeooo:paragraph-rsid="002196e8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language="de" fo:country="DE" officeooo:rsid="00298c67" officeooo:paragraph-rsid="0032cce3"/>
    </style:style>
    <style:style style:name="P17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language="de" fo:country="DE" officeooo:rsid="001e28f6" officeooo:paragraph-rsid="001e28f6"/>
    </style:style>
    <style:style style:name="P18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language="de" fo:country="DE" officeooo:rsid="001e28f6" officeooo:paragraph-rsid="002196e8"/>
    </style:style>
    <style:style style:name="P19" style:family="paragraph" style:parent-style-name="Standard" style:master-page-name="Standard">
      <style:paragraph-properties style:page-number="auto"/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fo:language="de" fo:country="DE" officeooo:paragraph-rsid="0032cce3"/>
    </style:style>
    <style:style style:name="P21" style:family="paragraph" style:parent-style-name="Standard">
      <style:text-properties fo:language="de" fo:country="DE" officeooo:paragraph-rsid="003fdfed"/>
    </style:style>
    <style:style style:name="P22" style:family="paragraph" style:parent-style-name="Standard">
      <style:text-properties fo:font-size="14pt" fo:language="de" fo:country="DE" fo:font-weight="bold" officeooo:paragraph-rsid="003fdfed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margin-top="0cm" fo:margin-bottom="0cm" style:contextual-spacing="false" fo:line-height="100%"/>
      <style:text-properties fo:language="de" fo:country="DE" officeooo:rsid="00188607" officeooo:paragraph-rsid="00188607"/>
    </style:style>
    <style:style style:name="P24" style:family="paragraph" style:parent-style-name="Standard" style:list-style-name="L4">
      <style:paragraph-properties fo:margin-top="0cm" fo:margin-bottom="0cm" style:contextual-spacing="false" fo:line-height="100%"/>
      <style:text-properties fo:language="de" fo:country="DE" officeooo:rsid="00298c67" officeooo:paragraph-rsid="00298c67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language="de" fo:country="DE" officeooo:rsid="00298c67" officeooo:paragraph-rsid="003fdfe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language="de" fo:country="DE" officeooo:rsid="003bc8ca" officeooo:paragraph-rsid="003bc8ca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language="de" fo:country="DE" officeooo:rsid="003bc8ca" officeooo:paragraph-rsid="003fdfe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language="de" fo:country="DE" officeooo:paragraph-rsid="003fdfed"/>
    </style:style>
    <style:style style:name="P29" style:family="paragraph" style:parent-style-name="List_20_Paragraph" style:list-style-name="WWNum1">
      <style:paragraph-properties fo:margin-top="0cm" fo:margin-bottom="0cm" style:contextual-spacing="true" fo:line-height="100%"/>
      <style:text-properties fo:language="de" fo:country="DE" officeooo:paragraph-rsid="00170f0f"/>
    </style:style>
    <style:style style:name="P30" style:family="paragraph" style:parent-style-name="List_20_Paragraph" style:list-style-name="WWNum1">
      <style:paragraph-properties fo:margin-top="0cm" fo:margin-bottom="0cm" style:contextual-spacing="true" fo:line-height="100%"/>
      <style:text-properties fo:language="de" fo:country="DE" officeooo:rsid="00170f0f" officeooo:paragraph-rsid="00170f0f"/>
    </style:style>
    <style:style style:name="P31" style:family="paragraph" style:parent-style-name="List_20_Paragraph" style:list-style-name="WWNum2">
      <style:paragraph-properties fo:margin-top="0cm" fo:margin-bottom="0cm" style:contextual-spacing="true" fo:line-height="100%"/>
      <style:text-properties fo:language="de" fo:country="DE" officeooo:rsid="001b3422" officeooo:paragraph-rsid="001b3422"/>
    </style:style>
    <style:style style:name="P32" style:family="paragraph" style:parent-style-name="List_20_Paragraph" style:list-style-name="WWNum2">
      <style:paragraph-properties fo:margin-top="0cm" fo:margin-bottom="0cm" style:contextual-spacing="true" fo:line-height="100%"/>
      <style:text-properties fo:language="de" fo:country="DE" officeooo:rsid="001c4b76" officeooo:paragraph-rsid="001c4b76"/>
    </style:style>
    <style:style style:name="P33" style:family="paragraph" style:parent-style-name="List_20_Paragraph" style:list-style-name="L2">
      <style:paragraph-properties fo:margin-top="0cm" fo:margin-bottom="0cm" style:contextual-spacing="true" fo:line-height="100%"/>
      <style:text-properties fo:language="de" fo:country="DE" officeooo:rsid="001e28f6" officeooo:paragraph-rsid="001e28f6"/>
    </style:style>
    <style:style style:name="P34" style:family="paragraph" style:parent-style-name="List_20_Paragraph" style:list-style-name="L3">
      <style:paragraph-properties fo:margin-top="0cm" fo:margin-bottom="0cm" style:contextual-spacing="true" fo:line-height="100%"/>
      <style:text-properties fo:language="de" fo:country="DE" officeooo:rsid="001e28f6" officeooo:paragraph-rsid="00234f09"/>
    </style:style>
    <style:style style:name="P35" style:family="paragraph" style:parent-style-name="List_20_Paragraph" style:list-style-name="L2">
      <style:paragraph-properties fo:margin-top="0cm" fo:margin-bottom="0cm" style:contextual-spacing="true" fo:line-height="100%"/>
      <style:text-properties fo:language="de" fo:country="DE" officeooo:rsid="0024c617" officeooo:paragraph-rsid="0024c617"/>
    </style:style>
    <style:style style:name="P36" style:family="paragraph" style:parent-style-name="List_20_Paragraph" style:list-style-name="L2">
      <style:paragraph-properties fo:margin-top="0cm" fo:margin-bottom="0cm" style:contextual-spacing="true" fo:line-height="100%"/>
      <style:text-properties fo:language="de" fo:country="DE" officeooo:rsid="001f2340" officeooo:paragraph-rsid="001f2340"/>
    </style:style>
    <style:style style:name="P37" style:family="paragraph" style:parent-style-name="List_20_Paragraph" style:list-style-name="L3">
      <style:paragraph-properties fo:margin-top="0cm" fo:margin-bottom="0cm" style:contextual-spacing="true" fo:line-height="100%"/>
      <style:text-properties fo:language="de" fo:country="DE" officeooo:rsid="00238f20" officeooo:paragraph-rsid="00238f20"/>
    </style:style>
    <style:style style:name="P38" style:family="paragraph" style:parent-style-name="List_20_Paragraph" style:list-style-name="L3">
      <style:paragraph-properties fo:margin-top="0cm" fo:margin-bottom="0cm" style:contextual-spacing="true" fo:line-height="100%"/>
      <style:text-properties fo:language="de" fo:country="DE" officeooo:rsid="002591d8" officeooo:paragraph-rsid="002591d8"/>
    </style:style>
    <style:style style:name="P39" style:family="paragraph" style:parent-style-name="List_20_Paragraph" style:list-style-name="L3">
      <style:paragraph-properties fo:margin-top="0cm" fo:margin-bottom="0cm" style:contextual-spacing="true" fo:line-height="100%"/>
      <style:text-properties fo:language="de" fo:country="DE" officeooo:rsid="00277bd2" officeooo:paragraph-rsid="00277bd2"/>
    </style:style>
    <style:style style:name="P40" style:family="paragraph" style:parent-style-name="List_20_Paragraph" style:list-style-name="L5">
      <style:paragraph-properties fo:margin-top="0cm" fo:margin-bottom="0cm" style:contextual-spacing="true" fo:line-height="100%"/>
      <style:text-properties fo:language="de" fo:country="DE" officeooo:rsid="003bc8ca" officeooo:paragraph-rsid="003bc8ca"/>
    </style:style>
    <style:style style:name="P41" style:family="paragraph" style:parent-style-name="List_20_Paragraph" style:list-style-name="L5">
      <style:paragraph-properties fo:margin-top="0cm" fo:margin-bottom="0cm" style:contextual-spacing="true" fo:line-height="100%"/>
      <style:text-properties fo:language="de" fo:country="DE" officeooo:rsid="003bc8ca" officeooo:paragraph-rsid="003fdfed"/>
    </style:style>
    <style:style style:name="P42" style:family="paragraph" style:parent-style-name="List_20_Paragraph" style:list-style-name="L6">
      <style:paragraph-properties fo:margin-top="0cm" fo:margin-bottom="0cm" style:contextual-spacing="true" fo:line-height="100%"/>
      <style:text-properties fo:language="de" fo:country="DE" officeooo:rsid="003bc8ca" officeooo:paragraph-rsid="0041f83b"/>
    </style:style>
    <style:style style:name="P43" style:family="paragraph" style:parent-style-name="List_20_Paragraph" style:list-style-name="L5">
      <style:paragraph-properties fo:margin-top="0cm" fo:margin-bottom="0cm" style:contextual-spacing="true" fo:line-height="100%"/>
      <style:text-properties fo:language="de" fo:country="DE" officeooo:rsid="003c3543" officeooo:paragraph-rsid="003c3543"/>
    </style:style>
    <style:style style:name="P44" style:family="paragraph" style:parent-style-name="List_20_Paragraph" style:list-style-name="L5">
      <style:paragraph-properties fo:margin-top="0cm" fo:margin-bottom="0cm" style:contextual-spacing="true" fo:line-height="100%"/>
      <style:text-properties fo:language="de" fo:country="DE" officeooo:rsid="003c3543" officeooo:paragraph-rsid="003fdfed"/>
    </style:style>
    <style:style style:name="P45" style:family="paragraph" style:parent-style-name="List_20_Paragraph" style:list-style-name="L6">
      <style:paragraph-properties fo:margin-top="0cm" fo:margin-bottom="0cm" style:contextual-spacing="true" fo:line-height="100%"/>
      <style:text-properties fo:language="de" fo:country="DE" officeooo:rsid="003c3543" officeooo:paragraph-rsid="0041f83b"/>
    </style:style>
    <style:style style:name="P46" style:family="paragraph" style:parent-style-name="List_20_Paragraph" style:list-style-name="L5">
      <style:paragraph-properties fo:margin-top="0cm" fo:margin-bottom="0cm" style:contextual-spacing="true" fo:line-height="100%"/>
      <style:text-properties fo:language="de" fo:country="DE" officeooo:rsid="003d6faf" officeooo:paragraph-rsid="003d6faf"/>
    </style:style>
    <style:style style:name="P47" style:family="paragraph" style:parent-style-name="List_20_Paragraph" style:list-style-name="L6">
      <style:paragraph-properties fo:margin-top="0cm" fo:margin-bottom="0cm" style:contextual-spacing="true" fo:line-height="100%"/>
      <style:text-properties fo:language="de" fo:country="DE" officeooo:rsid="003d6faf" officeooo:paragraph-rsid="0041f83b"/>
    </style:style>
    <style:style style:name="P48" style:family="paragraph" style:parent-style-name="List_20_Paragraph" style:list-style-name="WWNum1">
      <style:paragraph-properties fo:margin-left="0cm" fo:margin-right="0cm" fo:margin-top="0cm" fo:margin-bottom="0cm" style:contextual-spacing="true" fo:line-height="100%" fo:text-indent="0cm" style:auto-text-indent="false"/>
      <style:text-properties fo:language="de" fo:country="DE"/>
    </style:style>
    <style:style style:name="P49" style:family="paragraph" style:parent-style-name="List_20_Paragraph" style:list-style-name="WWNum2">
      <style:paragraph-properties fo:margin-left="0cm" fo:margin-right="0cm" fo:margin-top="0cm" fo:margin-bottom="0cm" style:contextual-spacing="true" fo:line-height="100%" fo:text-indent="0cm" style:auto-text-indent="false"/>
      <style:text-properties fo:language="de" fo:country="DE" officeooo:rsid="0038beb2" officeooo:paragraph-rsid="0038beb2"/>
    </style:style>
    <style:style style:name="P50" style:family="paragraph" style:parent-style-name="List_20_Paragraph" style:list-style-name="L3">
      <style:paragraph-properties fo:margin-left="0cm" fo:margin-right="0cm" fo:margin-top="0cm" fo:margin-bottom="0cm" style:contextual-spacing="true" fo:line-height="100%" fo:text-indent="0cm" style:auto-text-indent="false"/>
      <style:text-properties fo:language="de" fo:country="DE" officeooo:rsid="002c5b6c" officeooo:paragraph-rsid="002c5b6c"/>
    </style:style>
    <style:style style:name="P51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language="de" fo:country="DE" officeooo:rsid="003bc8ca" officeooo:paragraph-rsid="003bc8ca"/>
    </style:style>
    <style:style style:name="P52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language="de" fo:country="DE" officeooo:rsid="003bc8ca" officeooo:paragraph-rsid="003fdfed"/>
    </style:style>
    <style:style style:name="P53" style:family="paragraph" style:parent-style-name="List_20_Paragraph" style:list-style-name="L6">
      <style:paragraph-properties fo:margin-left="0cm" fo:margin-right="0cm" fo:margin-top="0cm" fo:margin-bottom="0cm" style:contextual-spacing="true" fo:line-height="100%" fo:text-indent="0cm" style:auto-text-indent="false"/>
      <style:text-properties fo:language="de" fo:country="DE" officeooo:rsid="003d6faf" officeooo:paragraph-rsid="0041f83b"/>
    </style:style>
    <style:style style:name="P54" style:family="paragraph" style:parent-style-name="List_20_Paragraph" style:list-style-name="L5">
      <style:paragraph-properties fo:margin-left="0cm" fo:margin-right="0cm" fo:margin-top="0cm" fo:margin-bottom="0cm" style:contextual-spacing="true" fo:line-height="100%" fo:text-indent="0cm" style:auto-text-indent="false"/>
      <style:text-properties fo:language="de" fo:country="DE" officeooo:rsid="003eb1c7" officeooo:paragraph-rsid="003eb1c7"/>
    </style:style>
    <style:style style:name="T1" style:family="text">
      <style:text-properties officeooo:rsid="00170f0f"/>
    </style:style>
    <style:style style:name="T2" style:family="text">
      <style:text-properties officeooo:rsid="001b1f90"/>
    </style:style>
    <style:style style:name="T3" style:family="text">
      <style:text-properties officeooo:rsid="001c4b76"/>
    </style:style>
    <style:style style:name="T4" style:family="text">
      <style:text-properties officeooo:rsid="001e28f6"/>
    </style:style>
    <style:style style:name="T5" style:family="text">
      <style:text-properties officeooo:rsid="001f2340"/>
    </style:style>
    <style:style style:name="T6" style:family="text">
      <style:text-properties officeooo:rsid="001fa2e9"/>
    </style:style>
    <style:style style:name="T7" style:family="text">
      <style:text-properties officeooo:rsid="002591d8"/>
    </style:style>
    <style:style style:name="T8" style:family="text">
      <style:text-properties officeooo:rsid="00259ac1"/>
    </style:style>
    <style:style style:name="T9" style:family="text">
      <style:text-properties officeooo:rsid="00277bd2"/>
    </style:style>
    <style:style style:name="T10" style:family="text">
      <style:text-properties officeooo:rsid="00298c67"/>
    </style:style>
    <style:style style:name="T11" style:family="text">
      <style:text-properties officeooo:rsid="002d767f"/>
    </style:style>
    <style:style style:name="T12" style:family="text">
      <style:text-properties officeooo:rsid="002f5c65"/>
    </style:style>
    <style:style style:name="T13" style:family="text">
      <style:text-properties officeooo:rsid="0030ac1b"/>
    </style:style>
    <style:style style:name="T14" style:family="text">
      <style:text-properties officeooo:rsid="003251ef"/>
    </style:style>
    <style:style style:name="T15" style:family="text">
      <style:text-properties officeooo:rsid="0035452f"/>
    </style:style>
    <style:style style:name="T16" style:family="text">
      <style:text-properties officeooo:rsid="0035b21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language="de" fo:country="DE"/>
    </style:style>
    <style:style style:name="T19" style:family="text">
      <style:text-properties officeooo:rsid="003c3543"/>
    </style:style>
    <style:style style:name="T20" style:family="text">
      <style:text-properties officeooo:rsid="003d59de"/>
    </style:style>
    <style:style style:name="T21" style:family="text">
      <style:text-properties officeooo:rsid="003d6faf"/>
    </style:style>
    <style:style style:name="T22" style:family="text">
      <style:text-properties officeooo:rsid="0041f83b"/>
    </style:style>
    <style:style style:name="T23" style:family="text">
      <style:text-properties officeooo:rsid="004504b7"/>
    </style:style>
    <style:style style:name="T24" style:family="text">
      <style:text-properties officeooo:rsid="00486f87"/>
    </style:style>
    <style:style style:name="T25" style:family="text">
      <style:text-properties officeooo:rsid="004b09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se Case „<text:span text:style-name="T11">neuen Spieler hinzufügen“</text:span>: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8">Kurzbeschreibung:</text:p>
          </table:table-cell>
          <table:table-cell table:style-name="Tabelle1.A1" office:value-type="string">
            <text:p text:style-name="P8">Ein neuer Charaktere werden aufgenommen.</text:p>
          </table:table-cell>
        </table:table-row>
        <table:table-row table:style-name="Tabelle1.1">
          <table:table-cell table:style-name="Tabelle1.A1" office:value-type="string">
            <text:p text:style-name="P8">Akteure:</text:p>
          </table:table-cell>
          <table:table-cell table:style-name="Tabelle1.A1" office:value-type="string">
            <text:p text:style-name="P8">Spielleiter, <text:span text:style-name="T1">Spieler</text:span></text:p>
          </table:table-cell>
        </table:table-row>
        <table:table-row table:style-name="Tabelle1.1">
          <table:table-cell table:style-name="Tabelle1.A1" office:value-type="string">
            <text:p text:style-name="P8">Vorbedingung:</text:p>
          </table:table-cell>
          <table:table-cell table:style-name="Tabelle1.A1" office:value-type="string">
            <text:p text:style-name="P12"/>
          </table:table-cell>
        </table:table-row>
        <table:table-row table:style-name="Tabelle1.1">
          <table:table-cell table:style-name="Tabelle1.A1" office:value-type="string">
            <text:p text:style-name="P8">Ereignisfluss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Nachbedingung:</text:p>
          </table:table-cell>
          <table:table-cell table:style-name="Tabelle1.A1" office:value-type="string">
            <text:list xml:id="list1334044216102993302" text:style-name="WWNum1">
              <text:list-item>
                <text:p text:style-name="P29"><text:span text:style-name="T1">Hans nimmt die Daten der Spieler auf:</text:span> </text:p>
                <text:list>
                  <text:list-item>
                    <text:p text:style-name="P29">Name, <text:span text:style-name="T1">Sozialer Rang (optional)</text:span></text:p>
                  </text:list-item>
                  <text:list-item>
                    <text:p text:style-name="P29">Rasse, Diziplin, <text:s/></text:p>
                  </text:list-item>
                  <text:list-item>
                    <text:p text:style-name="P29">DefR, DefH, <text:span text:style-name="T17">DefS</text:span>, </text:p>
                  </text:list-item>
                  <text:list-item>
                    <text:p text:style-name="P29">Schaden, Sonstige Kampfrelevantes </text:p>
                  </text:list-item>
                </text:list>
              </text:list-item>
              <text:list-item>
                <text:p text:style-name="P30">Hans bestätigt die Eingabe.</text:p>
              </text:list-item>
              <text:list-item>
                <text:p text:style-name="P30">Falls der Charakter noch nicht vorhanden war, wird er neu in der Datenank gespeichert.</text:p>
                <text:p text:style-name="P30"/>
                <text:p text:style-name="P48"/>
                <text:p text:style-name="P48">Die angelegte Charaktere werden in der Datenbank gespeichert.</text:p>
              </text:list-item>
            </text:list>
            <text:p text:style-name="P8">D<text:span text:style-name="T1">er</text:span> neue Charaktere wurde erstellt.</text:p>
          </table:table-cell>
        </table:table-row>
        <table:table-row table:style-name="Tabelle1.1">
          <table:table-cell table:style-name="Tabelle1.A1" office:value-type="string">
            <text:p text:style-name="P8">Alternativeablauf:</text:p>
          </table:table-cell>
          <table:table-cell table:style-name="Tabelle1.A1" office:value-type="string">
            <text:list xml:id="list4362657576172078741" text:style-name="L1">
              <text:list-item>
                <text:p text:style-name="P23">(ab 3.) Falls Charakter schon vorhanden, dann wird er aktualisiert.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8">Fehlerfall F1:</text:p>
            <text:p text:style-name="P8">Nachbedingung F1:</text:p>
          </table:table-cell>
          <table:table-cell table:style-name="Tabelle1.A1" office:value-type="string">
            <text:p text:style-name="P8"/>
          </table:table-cell>
        </table:table-row>
      </table:table>
      <text:p text:style-name="P1"/>
      <text:p text:style-name="P3"><text:bookmark-start text:name="__DdeLink__192_2054358979"/><text:bookmark-start text:name="__DdeLink__201_2054358979"/>Use Case „<text:span text:style-name="T12">Gegner stirbt“</text:span> <text:span text:style-name="T3">(usability Entscheidung in GUI)</text:span>: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8">Kurzbeschreibung:</text:p>
          </table:table-cell>
          <table:table-cell table:style-name="Tabelle2.A1" office:value-type="string">
            <text:p text:style-name="P8">Ein Gegner <text:span text:style-name="T2">stirbt oder wird Kampfunfähig.</text:span></text:p>
          </table:table-cell>
        </table:table-row>
        <table:table-row table:style-name="Tabelle2.1">
          <table:table-cell table:style-name="Tabelle2.A1" office:value-type="string">
            <text:p text:style-name="P8">Akteure:</text:p>
          </table:table-cell>
          <table:table-cell table:style-name="Tabelle2.A1" office:value-type="string">
            <text:p text:style-name="P8">Spielleiter</text:p>
          </table:table-cell>
        </table:table-row>
        <table:table-row table:style-name="Tabelle2.1">
          <table:table-cell table:style-name="Tabelle2.A1" office:value-type="string">
            <text:p text:style-name="P8">Vorbedingung:</text:p>
          </table:table-cell>
          <table:table-cell table:style-name="Tabelle2.A1" office:value-type="string">
            <text:list xml:id="list2556562682864539674" text:style-name="WWNum2">
              <text:list-header>
                <text:p text:style-name="P49">Kampfmenü ist offen etc.</text:p>
              </text:list-header>
            </text:list>
          </table:table-cell>
        </table:table-row>
        <table:table-row table:style-name="Tabelle2.1">
          <table:table-cell table:style-name="Tabelle2.A1" office:value-type="string">
            <text:p text:style-name="P8">Ereignisfluss:</text:p>
            <text:p text:style-name="P8"/>
            <text:p text:style-name="P8"/>
            <text:p text:style-name="P8"/>
            <text:p text:style-name="P8">Nachbedingung:</text:p>
          </table:table-cell>
          <table:table-cell table:style-name="Tabelle2.A1" office:value-type="string">
            <text:list xml:id="list133755013158412" text:continue-numbering="true" text:style-name="WWNum2">
              <text:list-item>
                <text:p text:style-name="P31"><text:bookmark text:name="__DdeLink__196_2054358979"/>Gegner verschwindet aus <text:span text:style-name="T3">der Gegnerliste</text:span>.</text:p>
              </text:list-item>
              <text:list-item>
                <text:p text:style-name="P31">Toter Gegner wird der Totenliste hinzugefügt.</text:p>
              </text:list-item>
              <text:list-item>
                <text:p text:style-name="P32">Die Anzeigen (z.B. Observer) aktualisieren sich.</text:p>
              </text:list-item>
            </text:list>
            <text:p text:style-name="P8"/>
            <text:p text:style-name="P8"><text:span text:style-name="T3">Ausgewählter</text:span> Gegner wurde entfernt. GUI ist aktualisiert.</text:p>
          </table:table-cell>
        </table:table-row>
        <table:table-row table:style-name="Tabelle2.1">
          <table:table-cell table:style-name="Tabelle2.A1" office:value-type="string">
            <text:p text:style-name="P8">Alternativablauf:</text:p>
          </table:table-cell>
          <table:table-cell table:style-name="Tabelle2.A1" office:value-type="string">
            <text:p text:style-name="P8"/>
          </table:table-cell>
        </table:table-row>
        <table:table-row table:style-name="Tabelle2.1">
          <table:table-cell table:style-name="Tabelle2.A1" office:value-type="string">
            <text:p text:style-name="P8">Fehlerfall F1:</text:p>
            <text:p text:style-name="P8">Nachbedingung F1:</text:p>
          </table:table-cell>
          <table:table-cell table:style-name="Tabelle2.A1" office:value-type="string">
            <text:p text:style-name="P8"/>
          </table:table-cell>
        </table:table-row>
      </table:table>
      <text:p text:style-name="P1"><text:bookmark-end text:name="__DdeLink__192_2054358979"/><text:bookmark-end text:name="__DdeLink__201_2054358979"/></text:p>
      <text:p text:style-name="P4"><text:bookmark-start text:name="__DdeLink__339_1402682977"/>Use Case „<text:span text:style-name="T13">lasse Gegner angreifen“</text:span> <text:span text:style-name="T4">3.1</text:span>: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9">Kurzbeschreibung:</text:p>
          </table:table-cell>
          <table:table-cell table:style-name="Tabelle4.A1" office:value-type="string">
            <text:p text:style-name="P13">Gegner greifen Spieler an</text:p>
          </table:table-cell>
        </table:table-row>
        <table:table-row table:style-name="Tabelle4.1">
          <table:table-cell table:style-name="Tabelle4.A1" office:value-type="string">
            <text:p text:style-name="P9">Akteure:</text:p>
          </table:table-cell>
          <table:table-cell table:style-name="Tabelle4.A1" office:value-type="string">
            <text:p text:style-name="P9">Spielleiter, <text:span text:style-name="T7">Programm</text:span></text:p>
          </table:table-cell>
        </table:table-row>
        <table:table-row table:style-name="Tabelle4.1">
          <table:table-cell table:style-name="Tabelle4.A1" office:value-type="string">
            <text:p text:style-name="P9">Vorbedingung:</text:p>
          </table:table-cell>
          <table:table-cell table:style-name="Tabelle4.A1" office:value-type="string">
            <text:p text:style-name="P17">Gegnerliste ist nicht leer</text:p>
          </table:table-cell>
        </table:table-row>
        <table:table-row table:style-name="Tabelle4.1">
          <table:table-cell table:style-name="Tabelle4.A1" office:value-type="string">
            <text:p text:style-name="P9">Ereignisfluss: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Nachbedingung:</text:p>
          </table:table-cell>
          <table:table-cell table:style-name="Tabelle4.A1" office:value-type="string">
            <text:list xml:id="list789647927834719065" text:style-name="L2">
              <text:list-item>
                <text:p text:style-name="P33"><text:bookmark-start text:name="__DdeLink__341_1402682977"/>Spielleiter startet <text:span text:style-name="T5">die Gegnerrunde</text:span>.<text:bookmark-end text:name="__DdeLink__341_1402682977"/></text:p>
                <text:list>
                  <text:list-item>
                    <text:p text:style-name="P35">(optional) Spielleiter ordnet Spielern Gegner zu.</text:p>
                  </text:list-item>
                </text:list>
              </text:list-item>
              <text:list-item>
                <text:p text:style-name="P36">Das Programm simuliert den Geschickwurf des Gegners und damit auch den Treffertyp (Helm, Rüstung etc.; noch keine Anzeige).</text:p>
              </text:list-item>
              <text:list-item>
                <text:p text:style-name="P33">Das Programm berechnet den individuellen Schaden jedes Gegner an jedem Spieler (ohne es anzuzeigen) <text:span text:style-name="T5">mit Rücksicht auf Schilde und den Treffertyp.</text:span></text:p>
              </text:list-item>
              <text:list-item>
                <text:p text:style-name="P36">Die entsprechenden Anzeigen werden farblich dem Treffertyp angepasst.</text:p>
              </text:list-item>
              <text:list-item>
                <text:p text:style-name="P36">Der Schaden der Gegner wird <text:span text:style-name="T6">pro Spieler aktualisiert</text:span>.</text:p>
              </text:list-item>
            </text:list>
            <text:p text:style-name="P14"><text:soft-page-break/>Die Schadensanzeige bei den Spieler ist aktualisiert.</text:p>
          </table:table-cell>
        </table:table-row>
        <table:table-row table:style-name="Tabelle4.1">
          <table:table-cell table:style-name="Tabelle4.A1" office:value-type="string">
            <text:p text:style-name="P9">Alternativablauf:</text:p>
          </table:table-cell>
          <table:table-cell table:style-name="Tabelle4.A1" office:value-type="string">
            <text:p text:style-name="P9"/>
          </table:table-cell>
        </table:table-row>
        <table:table-row table:style-name="Tabelle4.1">
          <table:table-cell table:style-name="Tabelle4.A1" office:value-type="string">
            <text:p text:style-name="P9">Fehlerfall F1:</text:p>
            <text:p text:style-name="P9">Nachbedingung F1:</text:p>
          </table:table-cell>
          <table:table-cell table:style-name="Tabelle4.A1" office:value-type="string">
            <text:p text:style-name="P9"/>
          </table:table-cell>
        </table:table-row>
      </table:table>
      <text:p text:style-name="P2"><text:bookmark-end text:name="__DdeLink__339_1402682977"/></text:p>
      <text:p text:style-name="P5"><text:bookmark-start text:name="__DdeLink__343_1402682977"/>Use Case „<text:span text:style-name="T14">lasse Spieler angreifen“</text:span> <text:span text:style-name="T4">3.2</text:span>: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0">Kurzbeschreibung:</text:p>
          </table:table-cell>
          <table:table-cell table:style-name="Tabelle5.A1" office:value-type="string">
            <text:p text:style-name="P15">Spieler greift Gegner an</text:p>
          </table:table-cell>
        </table:table-row>
        <table:table-row table:style-name="Tabelle5.1">
          <table:table-cell table:style-name="Tabelle5.A1" office:value-type="string">
            <text:p text:style-name="P10">Akteure:</text:p>
          </table:table-cell>
          <table:table-cell table:style-name="Tabelle5.A1" office:value-type="string">
            <text:p text:style-name="P10">Spielleiter, <text:span text:style-name="T8">Programm</text:span></text:p>
          </table:table-cell>
        </table:table-row>
        <table:table-row table:style-name="Tabelle5.1">
          <table:table-cell table:style-name="Tabelle5.A1" office:value-type="string">
            <text:p text:style-name="P10">Vorbedingung:</text:p>
          </table:table-cell>
          <table:table-cell table:style-name="Tabelle5.A1" office:value-type="string">
            <text:p text:style-name="P18">Gegnerliste ist nicht leer</text:p>
          </table:table-cell>
        </table:table-row>
        <table:table-row table:style-name="Tabelle5.1">
          <table:table-cell table:style-name="Tabelle5.A1" office:value-type="string">
            <text:p text:style-name="P10">Ereignisfluss: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Nachbedingung:</text:p>
          </table:table-cell>
          <table:table-cell table:style-name="Tabelle5.A1" office:value-type="string">
            <text:list xml:id="list4536709230860712946" text:style-name="L3">
              <text:list-item>
                <text:p text:style-name="P34">Spielleiter startet die Spiellerrunde.</text:p>
              </text:list-item>
              <text:list-item>
                <text:p text:style-name="P37">Spielleiter ordnet den (neue) Spielern Gegner zu, welche sie angreifen.</text:p>
              </text:list-item>
              <text:list-item>
                <text:p text:style-name="P38">Spielleiter wählt die vom Spieler am Gegner getroffene Zone.</text:p>
              </text:list-item>
              <text:list-item>
                <text:p text:style-name="P38">Das Programm <text:span text:style-name="T9">berechnet den zugehörigen Schaden (und berücksichtigt Schild).</text:span></text:p>
              </text:list-item>
              <text:list-item>
                <text:p text:style-name="P39"><text:span text:style-name="T10">Falls der Gegner nicht blocken konnte, der Schaden wird angezeigt</text:span>.</text:p>
              </text:list-item>
              <text:list-item>
                <text:p text:style-name="P39">Das Programm reduziert das Leben des Gegners.</text:p>
              </text:list-item>
              <text:list-item>
                <text:p text:style-name="P39">Lebenspunkte prüfen (ext. Point).</text:p>
                <text:p text:style-name="P50">Lebenspunkte des Gegners wurden aktualisiert und Schaden wurde angezeigt.</text:p>
              </text:list-item>
            </text:list>
          </table:table-cell>
        </table:table-row>
        <table:table-row table:style-name="Tabelle5.1">
          <table:table-cell table:style-name="Tabelle5.A1" office:value-type="string">
            <text:p text:style-name="P10">Alternativablauf:</text:p>
          </table:table-cell>
          <table:table-cell table:style-name="Tabelle5.A1" office:value-type="string">
            <text:list xml:id="list1660752755643197781" text:style-name="L4">
              <text:list-item>
                <text:p text:style-name="P24">(ab 5.) Falls Gegner blocken konnte, so wird kein Schaden angezeigt sondern eine Blockmeldung.</text:p>
              </text:list-item>
            </text:list>
          </table:table-cell>
        </table:table-row>
        <table:table-row table:style-name="Tabelle5.1">
          <table:table-cell table:style-name="Tabelle5.A1" office:value-type="string">
            <text:p text:style-name="P10">Fehlerfall F1:</text:p>
            <text:p text:style-name="P10">Nachbedingung F1:</text:p>
          </table:table-cell>
          <table:table-cell table:style-name="Tabelle5.A1" office:value-type="string">
            <text:p text:style-name="P10"/>
          </table:table-cell>
        </table:table-row>
      </table:table>
      <text:p text:style-name="P6"/>
      <text:p text:style-name="P7">Use Case „<text:span text:style-name="T16">berechne Schaden am Spieler“</text:span> <text:span text:style-name="T15">4.1</text:span>: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1">Kurzbeschreibung:</text:p>
          </table:table-cell>
          <table:table-cell table:style-name="Tabelle3.A1" office:value-type="string">
            <text:p text:style-name="P26">Schaden am Spieler durch Gegner bestimmen. </text:p>
          </table:table-cell>
        </table:table-row>
        <table:table-row table:style-name="Tabelle3.1">
          <table:table-cell table:style-name="Tabelle3.A1" office:value-type="string">
            <text:p text:style-name="P11">Akteure:</text:p>
          </table:table-cell>
          <table:table-cell table:style-name="Tabelle3.A1" office:value-type="string">
            <text:p text:style-name="P26">Spielleiter</text:p>
          </table:table-cell>
        </table:table-row>
        <table:table-row table:style-name="Tabelle3.1">
          <table:table-cell table:style-name="Tabelle3.A1" office:value-type="string">
            <text:p text:style-name="P11">Vorbedingung:</text:p>
          </table:table-cell>
          <table:table-cell table:style-name="Tabelle3.A1" office:value-type="string">
            <text:p text:style-name="P51">Treffer<text:span text:style-name="T19">zone</text:span> steht fest</text:p>
          </table:table-cell>
        </table:table-row>
        <table:table-row table:style-name="Tabelle3.1">
          <table:table-cell table:style-name="Tabelle3.A1" office:value-type="string">
            <text:p text:style-name="P11">Ereignisfluss: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Nachbedingung:</text:p>
          </table:table-cell>
          <table:table-cell table:style-name="Tabelle3.A1" office:value-type="string">
            <text:list xml:id="list1678459569012893983" text:style-name="L5">
              <text:list-item>
                <text:p text:style-name="P40">Das Programm erfasst den Schaden der Gegner, das Schild des Spielers (evtl. und besondere Effekte des Spielers/Gegners).</text:p>
              </text:list-item>
              <text:list-item>
                <text:p text:style-name="P43">Falls nötig, wendet das Programm <text:span text:style-name="T21">einen</text:span> Effekt des Gegners/Spielers auf den einkommenden Schaden an.</text:p>
              </text:list-item>
              <text:list-item>
                <text:p text:style-name="P40">Das Programm reduziert den einkommenden Schaden um die Schildverteidigung (DefS).</text:p>
              </text:list-item>
              <text:list-item>
                <text:p text:style-name="P43">Das Programm dividiert den verbliebenen Schaden durch die Rüstung de<text:span text:style-name="T20">r Trefferzone. </text:span></text:p>
              </text:list-item>
              <text:list-item>
                <text:p text:style-name="P46"><text:span text:style-name="T19">Falls nötig, wendet das Programm </text:span>einen<text:span text:style-name="T19"> Effekt des Gegners/Spielers auf </text:span>den resultierenden Lebenspunkteverlust an<text:span text:style-name="T19">.</text:span> </text:p>
                <text:p text:style-name="P54">Der direkte Schaden am Spieler ist verfügbar.</text:p>
              </text:list-item>
            </text:list>
          </table:table-cell>
        </table:table-row>
        <table:table-row table:style-name="Tabelle3.1">
          <table:table-cell table:style-name="Tabelle3.A1" office:value-type="string">
            <text:p text:style-name="P11">Alternativablauf:</text:p>
          </table:table-cell>
          <table:table-cell table:style-name="Tabelle3.A1" office:value-type="string">
            <text:p text:style-name="P16"/>
          </table:table-cell>
        </table:table-row>
        <table:table-row table:style-name="Tabelle3.1">
          <table:table-cell table:style-name="Tabelle3.A1" office:value-type="string">
            <text:p text:style-name="P11">Fehlerfall F1:</text:p>
            <text:p text:style-name="P11">Nachbedingung F1:</text:p>
          </table:table-cell>
          <table:table-cell table:style-name="Tabelle3.A1" office:value-type="string">
            <text:p text:style-name="P11"/>
          </table:table-cell>
        </table:table-row>
      </table:table>
      <text:p text:style-name="P20"/>
      <text:p text:style-name="P22"/>
      <text:p text:style-name="P22"/>
      <text:p text:style-name="P22"><text:soft-page-break/>Use Case „<text:span text:style-name="T16">berechne Schaden am Gegner“</text:span> <text:span text:style-name="T15">4.2</text:span>:</text:p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8">Kurzbeschreibung:</text:p>
          </table:table-cell>
          <table:table-cell table:style-name="Tabelle6.A1" office:value-type="string">
            <text:p text:style-name="P27">Schaden am Spieler durch Gegner bestimmen. <text:span text:style-name="T4">Das Programm berechnet den individuellen Schaden jedes Gegner an jedem Spieler (ohne es anzuzeigen) mit Rücksicht auf Schilde und den Treffertyp.</text:span></text:p>
          </table:table-cell>
        </table:table-row>
        <table:table-row table:style-name="Tabelle6.1">
          <table:table-cell table:style-name="Tabelle6.A1" office:value-type="string">
            <text:p text:style-name="P28">Akteure:</text:p>
          </table:table-cell>
          <table:table-cell table:style-name="Tabelle6.A1" office:value-type="string">
            <text:p text:style-name="P27">Spielleiter</text:p>
          </table:table-cell>
        </table:table-row>
        <table:table-row table:style-name="Tabelle6.1">
          <table:table-cell table:style-name="Tabelle6.A1" office:value-type="string">
            <text:p text:style-name="P28">Vorbedingung:</text:p>
          </table:table-cell>
          <table:table-cell table:style-name="Tabelle6.A1" office:value-type="string">
            <text:p text:style-name="P52">Treffer<text:span text:style-name="T19">zone</text:span> <text:span text:style-name="T23">des Spielers ist bekannt und wurde ausgewählt</text:span></text:p>
          </table:table-cell>
        </table:table-row>
        <table:table-row table:style-name="Tabelle6.1">
          <table:table-cell table:style-name="Tabelle6.A1" office:value-type="string">
            <text:p text:style-name="P28">Ereignisfluss: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Nachbedingung:</text:p>
          </table:table-cell>
          <table:table-cell table:style-name="Tabelle6.A1" office:value-type="string">
            <text:list xml:id="list5693451561674497242" text:style-name="L6">
              <text:list-item>
                <text:p text:style-name="P42">Das Programm erfasst den Schaden der <text:span text:style-name="T22">Spieler</text:span>, das Schild des <text:span text:style-name="T22">Gegners</text:span> (evtl. und besondere Effekte des Spielers/Gegners).</text:p>
              </text:list-item>
              <text:list-item>
                <text:p text:style-name="P45">Falls nötig, wendet das Programm <text:span text:style-name="T21">einen</text:span> Effekt des Gegners/Spielers auf den <text:span text:style-name="T24">ausgehenden Waffen/Fähigkeiten-schaden des Spielers an</text:span>.</text:p>
              </text:list-item>
              <text:list-item>
                <text:p text:style-name="P42">Das Programm reduziert den einkommenden Schaden um die Schildverteidigung (DefS) <text:span text:style-name="T25">der/des Gegner/s</text:span>.</text:p>
              </text:list-item>
              <text:list-item>
                <text:p text:style-name="P45">Das Programm dividiert den verbliebenen Schaden durch die Rüstung de<text:span text:style-name="T20">r Trefferzone des Gegners. </text:span></text:p>
              </text:list-item>
              <text:list-item>
                <text:p text:style-name="P47"><text:span text:style-name="T19">Falls nötig, wendet das Programm </text:span>einen<text:span text:style-name="T19"> Effekt des Gegners/Spielers auf </text:span>den resultierenden Lebenspunkteverlust an<text:span text:style-name="T19">.</text:span> </text:p>
                <text:p text:style-name="P53"/>
              </text:list-item>
            </text:list>
          </table:table-cell>
        </table:table-row>
        <table:table-row table:style-name="Tabelle6.1">
          <table:table-cell table:style-name="Tabelle6.A1" office:value-type="string">
            <text:p text:style-name="P28">Alternativablauf:</text:p>
          </table:table-cell>
          <table:table-cell table:style-name="Tabelle6.A1" office:value-type="string">
            <text:p text:style-name="P25"/>
          </table:table-cell>
        </table:table-row>
        <table:table-row table:style-name="Tabelle6.1">
          <table:table-cell table:style-name="Tabelle6.A1" office:value-type="string">
            <text:p text:style-name="P28">Fehlerfall F1:</text:p>
            <text:p text:style-name="P28">Nachbedingung F1:</text:p>
          </table:table-cell>
          <table:table-cell table:style-name="Tabelle6.A1" office:value-type="string">
            <text:p text:style-name="P28"/>
          </table:table-cell>
        </table:table-row>
      </table:table>
      <text:p text:style-name="P21"><text:bookmark-end text:name="__DdeLink__343_14026829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oshin naghavi</meta:initial-creator>
    <meta:editing-cycles>56</meta:editing-cycles>
    <meta:creation-date>2015-04-17T12:06:00</meta:creation-date>
    <dc:date>2015-04-21T13:37:54.939000000</dc:date>
    <meta:editing-duration>PT1H44M35S</meta:editing-duration>
    <meta:generator>LibreOffice/4.2.1.1$Windows_x86 LibreOffice_project/d7dbbd7842e6a58b0f521599204e827654e1fb8b</meta:generator>
    <meta:document-statistic meta:table-count="6" meta:image-count="0" meta:object-count="0" meta:page-count="3" meta:paragraph-count="112" meta:word-count="595" meta:character-count="4407" meta:non-whitespace-character-count="3949"/>
    <meta:user-defined meta:name="AppVersion">12.0000</meta:user-defined>
    <meta:user-defined meta:name="Company">Frost-R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